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479in" table:align="left"/>
    </style:style>
    <style:style style:name="Table1.A" style:family="table-column">
      <style:table-column-properties style:column-width="1.467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1.1597in"/>
    </style:style>
    <style:style style:name="Table1.D" style:family="table-column">
      <style:table-column-properties style:column-width="3.50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1965in" style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" style:family="paragraph" style:parent-style-name="Text_20_body"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 style:parent-style-name="Heading_20_2">
      <style:paragraph-properties fo:margin-top="0in" fo:margin-bottom="0.1965in" style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 style:parent-style-name="Heading_20_3">
      <style:paragraph-properties fo:margin-top="0in" fo:margin-bottom="0.1965in" style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 style:parent-style-name="Text_20_body" style:list-style-name="L1"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 style:parent-style-name="Text_20_body" style:list-style-name="L2">
      <style:text-properties style:font-name="Liberation Mono" fo:font-size="10pt" style:font-name-asian="Liberation Mono" style:font-size-asian="10pt" style:font-name-complex="Liberation Mono" style:font-size-complex="10pt"/>
    </style:style>
    <style:style style:name="P7" style:family="paragraph" style:parent-style-name="Heading_20_2"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 style:parent-style-name="Table_20_Contents">
      <style:text-properties fo:font-weight="bold"/>
    </style:style>
    <style:style style:name="P9" style:family="paragraph" style:parent-style-name="Text_20_body" style:list-style-name="L3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 style:parent-style-name="Text_20_body" style:list-style-name="L4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1" style:family="paragraph" style:parent-style-name="Text_20_body" style:list-style-name="L5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GIC Gamma Telescope Classification</text:h>
      <text:p text:style-name="P2">This repository contains a modular machine learning pipeline designed to classify atmospheric Cherenkov gamma-ray telescope data. The project evaluates several classification strategies—from statistical baselines to deep learning—to identify high-energy gamma rays against background hadronic noise.</text:p>
      <text:h text:style-name="P3" text:outline-level="2">System Architecture</text:h>
      <text:p text:style-name="P2">The project is structured with a "plug-in" architecture to ensure code reusability and clean separation of concerns.</text:p>
      <text:h text:style-name="P4" text:outline-level="3">1. Data Pipeline</text:h>
      <text:list text:style-name="L1">
        <text:list-item>
          <text:p text:style-name="P5"><text:span text:style-name="T1">Preprocessing:</text:span> The raw MAGIC dataset is cleaned and converted into a binary format (Gamma=1, Hadron=0).</text:p>
        </text:list-item>
        <text:list-item>
          <text:p text:style-name="P5"><text:span text:style-name="T1">Scaling:</text:span> We use standard scaling to ensure all 10 geometric features have a mean of 0 and unit variance. This is critical for distance-based models like KNN and SVM.</text:p>
        </text:list-item>
        <text:list-item>
          <text:p text:style-name="P5"><text:span text:style-name="T1">Oversampling:</text:span> Because the dataset is naturally imbalanced, the training set is balanced using oversampling. This prevents the models from developing a bias toward the majority class.</text:p>
        </text:list-item>
      </text:list>
      <text:h text:style-name="P4" text:outline-level="3">2. Modeling Strategy</text:h>
      <text:p text:style-name="P2">I implemented a suite of models to compare different mathematical approaches to the classification problem:</text:p>
      <text:list text:style-name="L2">
        <text:list-item>
          <text:p text:style-name="P6"><text:span text:style-name="T1">Logistic Regression:</text:span> Used as the linear baseline to check for simple separability.</text:p>
        </text:list-item>
        <text:list-item>
          <text:p text:style-name="P6"><text:span text:style-name="T1">Support Vector Machine (SVM):</text:span> Implemented with an RBF kernel to handle non-linear boundaries. This currently yields the highest accuracy (~86%).</text:p>
        </text:list-item>
        <text:list-item>
          <text:p text:style-name="P6"><text:span text:style-name="T1">Neural Network:</text:span> A multi-layer perceptron (MLP) built with Keras. I implemented a Grid Search to tune hyperparameters (nodes, learning rate, batch size) and utilized Dropout and EarlyStopping to mitigate overfitting.</text:p>
        </text:list-item>
        <text:list-item>
          <text:p text:style-name="P6"><text:span text:style-name="T1">k-Nearest Neighbors (KNN):</text:span> A distance-based approach to observe how local clusters form in the feature space.</text:p>
        </text:list-item>
        <text:list-item>
          <text:p text:style-name="P6"><text:span text:style-name="T1">Naive Bayes:</text:span> A probabilistic baseline used to test the assumption of feature independence.</text:p>
        </text:list-item>
      </text:list>
      <text:h text:style-name="P7" text:outline-level="2">Results</text:h>
      <text:p text:style-name="P2">The models are evaluated on a held-out test set (20% of total data) to ensure generalizatio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Contents">Model</text:p>
            </table:table-cell>
            <table:table-cell table:style-name="Table1.A1" office:value-type="string">
              <text:p text:style-name="Table_20_Contents">Accuracy</text:p>
            </table:table-cell>
            <table:table-cell table:style-name="Table1.A1" office:value-type="string">
              <text:p text:style-name="Table_20_Contents">Macro F1-Score</text:p>
            </table:table-cell>
            <table:table-cell table:style-name="Table1.A1" office:value-type="string">
              <text:p text:style-name="Table_20_Contents">Note</text:p>
            </table:table-cell>
          </table:table-row>
        </table:table-header-rows>
        <table:table-row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0.86</text:p>
          </table:table-cell>
          <table:table-cell table:style-name="Table1.A1" office:value-type="string">
            <text:p text:style-name="P8">0.84</text:p>
          </table:table-cell>
          <table:table-cell table:style-name="Table1.A1" office:value-type="string">
            <text:p text:style-name="Table_20_Contents">Superior handling of complex decision boundaries.</text:p>
          </table:table-cell>
        </table:table-row>
        <table:table-row>
          <table:table-cell table:style-name="Table1.A1" office:value-type="string">
            <text:p text:style-name="P8">Neural Network</text:p>
          </table:table-cell>
          <table:table-cell table:style-name="Table1.A1" office:value-type="string">
            <text:p text:style-name="P8">0.85</text:p>
          </table:table-cell>
          <table:table-cell table:style-name="Table1.A1" office:value-type="string">
            <text:p text:style-name="P8">0.83</text:p>
          </table:table-cell>
          <table:table-cell table:style-name="Table1.A1" office:value-type="string">
            <text:p text:style-name="Table_20_Contents">Optimized via grid search and regularization.</text:p>
          </table:table-cell>
        </table:table-row>
        <table:table-row>
          <table:table-cell table:style-name="Table1.A1" office:value-type="string">
            <text:p text:style-name="P8">KNN</text:p>
          </table:table-cell>
          <table:table-cell table:style-name="Table1.A1" office:value-type="string">
            <text:p text:style-name="Table_20_Contents">0.80</text:p>
          </table:table-cell>
          <table:table-cell table:style-name="Table1.A1" office:value-type="string">
            <text:p text:style-name="Table_20_Contents">0.78</text:p>
          </table:table-cell>
          <table:table-cell table:style-name="Table1.A1" office:value-type="string">
            <text:p text:style-name="Table_20_Contents">Solid performance but high inference cost.</text:p>
          </table:table-cell>
        </table:table-row>
        <table:table-row>
          <table:table-cell table:style-name="Table1.A1" office:value-type="string">
            <text:p text:style-name="P8">Logistic Regression</text:p>
          </table:table-cell>
          <table:table-cell table:style-name="Table1.A1" office:value-type="string">
            <text:p text:style-name="Table_20_Contents">0.78</text:p>
          </table:table-cell>
          <table:table-cell table:style-name="Table1.A1" office:value-type="string">
            <text:p text:style-name="Table_20_Contents">0.76</text:p>
          </table:table-cell>
          <table:table-cell table:style-name="Table1.A1" office:value-type="string">
            <text:p text:style-name="Table_20_Contents">Demonstrates the data is not strictly linear.</text:p>
          </table:table-cell>
        </table:table-row>
        <text:soft-page-break/>
        <table:table-row>
          <table:table-cell table:style-name="Table1.A1" office:value-type="string">
            <text:p text:style-name="P8">Naive Bayes</text:p>
          </table:table-cell>
          <table:table-cell table:style-name="Table1.A1" office:value-type="string">
            <text:p text:style-name="Table_20_Contents">0.72</text:p>
          </table:table-cell>
          <table:table-cell table:style-name="Table1.A1" office:value-type="string">
            <text:p text:style-name="Table_20_Contents">0.65</text:p>
          </table:table-cell>
          <table:table-cell table:style-name="Table1.A1" office:value-type="string">
            <text:p text:style-name="Table_20_Contents">Struggles with correlated telescope features.</text:p>
          </table:table-cell>
        </table:table-row>
      </table:table>
      <text:p text:style-name="Preformatted_20_Text"/>
      <text:h text:style-name="P7" text:outline-level="2">Implementation Details</text:h>
      <text:p text:style-name="P2">The code is optimized for Linux-native environments (tested on Arch Linux/Hyprland). To maintain stability and keep the system lightweight, the following configurations were applied:</text:p>
      <text:list text:style-name="L3">
        <text:list-item>
          <text:p text:style-name="P9"><text:span text:style-name="T1">CPU Execution:</text:span> Explicitly forced TensorFlow to use CPU to avoid CUDA driver overhead in non-GPU environments.</text:p>
        </text:list-item>
        <text:list-item>
          <text:p text:style-name="P9"><text:span text:style-name="T1">Modularization:</text:span> Each model and preprocessing step is isolated in the <text:span text:style-name="Source_20_Text">src/</text:span> directory to allow for independent testing.</text:p>
        </text:list-item>
      </text:list>
      <text:h text:style-name="P3" text:outline-level="2">How to Run</text:h>
      <text:h text:style-name="P4" text:outline-level="3">Prerequisites</text:h>
      <text:list text:style-name="L4">
        <text:list-item>
          <text:p text:style-name="P10">Python 3.10+</text:p>
        </text:list-item>
        <text:list-item>
          <text:p text:style-name="P10">Virtual environment tool (<text:span text:style-name="Source_20_Text">venv</text:span>)</text:p>
        </text:list-item>
      </text:list>
      <text:h text:style-name="P4" text:outline-level="3">Installation</text:h>
      <text:list text:style-name="L5">
        <text:list-item>
          <text:p text:style-name="P11">Clone the repository: <text:span text:style-name="Source_20_Text">git clone https://github.com/yourusername/magic-gamma-ml.git</text:span></text:p>
        </text:list-item>
        <text:list-item>
          <text:p text:style-name="P11">Create and activate a virtual environment: <text:span text:style-name="Source_20_Text">python -m venv venv &amp;&amp; source venv/bin/activate</text:span></text:p>
        </text:list-item>
        <text:list-item>
          <text:p text:style-name="P11">Install dependencies: <text:span text:style-name="Source_20_Text">pip install -r requirements.txt</text:span></text:p>
        </text:list-item>
      </text:list>
      <text:h text:style-name="P4" text:outline-level="3">Execution</text:h>
      <text:p text:style-name="P2">Run the main orchestrator to execute the full pipeline: <text:span text:style-name="Source_20_Text">python -m main</text:span></text:p>
      <text:p text:style-name="P2">The script will output classification reports for each model and save training history plots to the <text:span text:style-name="Source_20_Text">outputs/plots/</text:span> directory.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22T09:21:45.625104057</dc:date>
    <meta:editing-duration>PT1M44S</meta:editing-duration>
    <meta:editing-cycles>1</meta:editing-cycles>
    <meta:document-statistic meta:table-count="1" meta:image-count="0" meta:object-count="0" meta:page-count="2" meta:paragraph-count="56" meta:word-count="453" meta:character-count="3105" meta:non-whitespace-character-count="2725"/>
    <meta:generator>LibreOffice/25.8.4.2$Linux_X86_64 LibreOffice_project/580$Build-2</meta:generator>
  </office:meta>
</office:document-meta>
</file>